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family="'Courier New'" style:font-family-generic="modern" style:font-pitch="fixed"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'Courier New'" style:font-family-generic="modern" style:font-pitch="fixed"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style:style style:name="T2" style:family="text">
      <style:text-properties fo:font-family="'Courier New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5.969cm" svg:height="0.889cm" svg:x="7.985cm" svg:y="8.913cm">
          <text:p text:style-name="P1"><text:span text:style-name="T1">BufferedInputStream</text:span></text:p>
        </draw:rect>
        <draw:custom-shape draw:style-name="gr2" draw:text-style-name="P2" xml:id="id7" draw:id="id7" draw:layer="layout" svg:width="5.207cm" svg:height="0.889cm" svg:x="4.859cm" svg:y="15.802cm">
          <text:p text:style-name="P1"><text:span text:style-name="T1">ma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xml:id="id3" draw:id="id3" draw:layer="layout" svg:width="5.207cm" svg:height="0.889cm" svg:x="11.66cm" svg:y="11.314cm">
          <text:p text:style-name="P1"><text:span text:style-name="T1">Input Stream</text:span></text:p>
        </draw:rect>
        <draw:rect draw:style-name="gr1" draw:text-style-name="P2" xml:id="id4" draw:id="id4" draw:layer="layout" svg:width="5.207cm" svg:height="0.889cm" svg:x="11.661cm" svg:y="12.415cm">
          <text:p text:style-name="P1"><text:span text:style-name="T1">InputStream</text:span></text:p>
        </draw:rect>
        <draw:rect draw:style-name="gr1" draw:text-style-name="P4" xml:id="id2" draw:id="id2" draw:layer="layout" svg:width="5.207cm" svg:height="0.889cm" svg:x="11.66cm" svg:y="10.214cm">
          <text:p text:style-name="P3"><text:span text:style-name="T2">Buffered Input Stream</text:span></text:p>
        </draw:rect>
        <draw:custom-shape draw:style-name="gr2" draw:text-style-name="P2" xml:id="id8" draw:id="id8" draw:layer="layout" svg:width="5.207cm" svg:height="0.889cm" svg:x="4.859cm" svg:y="16.902cm">
          <text:p text:style-name="P1"><text:span text:style-name="T1">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5.207cm" svg:height="0.889cm" svg:x="4.859cm" svg:y="14.702cm">
          <text:p text:style-name="P1"><text:span text:style-name="T1">clo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5.207cm" svg:height="0.889cm" svg:x="4.859cm" svg:y="13.602cm">
          <text:p text:style-name="P1"><text:span text:style-name="T1">avail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5.207cm" svg:height="0.889cm" svg:x="4.859cm" svg:y="18.002cm">
          <text:p text:style-name="P1"><text:span text:style-name="T1">ski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svg:x1="10.969cm" svg:y1="9.802cm" svg:x2="11.66cm" svg:y2="10.658cm" draw:start-shape="id1" draw:start-glue-point="2" draw:end-shape="id2" draw:end-glue-point="3" svg:d="m10969 9802v856h691">
          <text:p/>
        </draw:connector>
        <draw:connector draw:style-name="gr3" draw:text-style-name="P5" draw:layer="layout" svg:x1="10.969cm" svg:y1="9.802cm" svg:x2="11.66cm" svg:y2="11.758cm" draw:start-shape="id1" draw:start-glue-point="2" draw:end-shape="id3" draw:end-glue-point="3" svg:d="m10969 9802v1956h691">
          <text:p/>
        </draw:connector>
        <draw:connector draw:style-name="gr3" draw:text-style-name="P5" draw:layer="layout" svg:x1="10.969cm" svg:y1="9.802cm" svg:x2="11.661cm" svg:y2="12.859cm" draw:start-shape="id1" draw:start-glue-point="2" draw:end-shape="id4" draw:end-glue-point="3" svg:d="m10969 9802v3057h692">
          <text:p/>
        </draw:connector>
        <draw:connector draw:style-name="gr3" draw:text-style-name="P5" draw:layer="layout" svg:x1="10.969cm" svg:y1="9.802cm" svg:x2="10.066cm" svg:y2="14.046cm" draw:start-shape="id1" draw:start-glue-point="2" draw:end-shape="id5" draw:end-glue-point="1" svg:d="m10969 9802v4244h-903">
          <text:p/>
        </draw:connector>
        <draw:connector draw:style-name="gr3" draw:text-style-name="P5" draw:layer="layout" svg:x1="10.969cm" svg:y1="9.802cm" svg:x2="10.066cm" svg:y2="15.146cm" draw:start-shape="id1" draw:start-glue-point="2" draw:end-shape="id6" draw:end-glue-point="1" svg:d="m10969 9802v5344h-903">
          <text:p/>
        </draw:connector>
        <draw:connector draw:style-name="gr3" draw:text-style-name="P5" draw:layer="layout" svg:x1="10.969cm" svg:y1="9.802cm" svg:x2="10.066cm" svg:y2="16.246cm" draw:start-shape="id1" draw:start-glue-point="2" draw:end-shape="id7" draw:end-glue-point="1" svg:d="m10969 9802v6444h-903">
          <text:p/>
        </draw:connector>
        <draw:connector draw:style-name="gr3" draw:text-style-name="P5" draw:layer="layout" svg:x1="10.969cm" svg:y1="9.802cm" svg:x2="10.066cm" svg:y2="17.346cm" draw:start-shape="id1" draw:start-glue-point="2" draw:end-shape="id8" draw:end-glue-point="1" svg:d="m10969 9802v7544h-903">
          <text:p/>
        </draw:connector>
        <draw:connector draw:style-name="gr3" draw:text-style-name="P5" draw:layer="layout" svg:x1="10.969cm" svg:y1="9.802cm" svg:x2="10.066cm" svg:y2="18.446cm" draw:start-shape="id1" draw:start-glue-point="2" draw:end-shape="id9" draw:end-glue-point="1" svg:d="m10969 9802v8644h-9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hul Pandita</meta:initial-creator>
    <meta:creation-date>2014-01-11T18:47:10.23</meta:creation-date>
    <dc:date>2014-01-11T19:04:03.65</dc:date>
    <dc:creator>Rahul Pandita</dc:creator>
    <meta:editing-duration>PT16M53S</meta:editing-duration>
    <meta:editing-cycles>2</meta:editing-cycles>
    <meta:generator>OpenOffice/4.0.1$Win32 OpenOffice.org_project/401m5$Build-9714</meta:generator>
    <meta:document-statistic meta:object-count="17"/>
  </office:meta>
</office:document-meta>
</file>